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color="#ffffff" fo:font-size="18pt"/>
    </style:style>
    <style:style style:name="P3" style:family="paragraph">
      <style:text-properties fo:font-size="20pt"/>
    </style:style>
    <style:style style:name="T1" style:family="text">
      <style:text-properties fo:color="#ffffff" style:text-line-through-style="none" fo:font-family="'Arial Narrow'" fo:font-size="36pt" fo:letter-spacing="normal" fo:font-style="normal" style:text-underline-style="none" fo:font-weight="normal" style:font-size-asian="36pt" style:font-style-asian="normal" style:font-weight-asian="normal" style:font-family-complex="'Arial Narrow'" style:font-size-complex="36pt" style:font-style-complex="normal" style:font-weight-complex="normal"/>
    </style:style>
    <style:style style:name="T2" style:family="text">
      <style:text-properties fo:color="#ffffff" style:text-line-through-style="none" fo:font-family="'Arial Narrow'" fo:font-size="36pt" fo:letter-spacing="normal" fo:font-style="normal" style:text-underline-style="none" fo:font-weight="bold" style:font-size-asian="36pt" style:font-style-asian="normal" style:font-weight-asian="bold" style:font-family-complex="'Arial Narrow'" style:font-size-complex="36pt" style:font-style-complex="normal" style:font-weight-complex="bold"/>
    </style:style>
    <style:style style:name="T3" style:family="text">
      <style:text-properties fo:color="#ffffff" style:text-line-through-style="none" fo:font-family="'Arial Narrow'" fo:font-size="25pt" fo:letter-spacing="normal" fo:font-style="normal" style:text-underline-style="none" fo:font-weight="normal" style:font-size-asian="25pt" style:font-style-asian="normal" style:font-weight-asian="normal" style:font-family-complex="'Arial Narrow'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name="Título 1" presentation:style-name="pr1" draw:text-style-name="P2" draw:layer="layout" svg:width="20.6cm" svg:height="9.3cm" svg:x="2.2cm" svg:y="4.13cm" presentation:class="title" presentation:user-transformed="true">
          <draw:text-box>
            <text:p text:style-name="P1"><text:span text:style-name="T1">Inteligencia de Negocio </text:span><text:span text:style-name="T1"><text:line-break/></text:span><text:span text:style-name="T1">en el Grupo Cooperativo Cajamar</text:span><text:span text:style-name="T1"><text:line-break/></text:span><text:span text:style-name="T1"><text:line-break/></text:span><text:span text:style-name="T2">¿Quiénes somos?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bcbcbc" draw:end-color="#ededed" draw:start-intensity="100%" draw:end-intensity="100%" draw:angle="900" draw:border="0%"/>
    <draw:gradient draw:name="Gradient_20_11" draw:display-name="Gradient 11" draw:style="linear" draw:start-color="#2b5557" draw:end-color="#498f93" draw:start-intensity="100%" draw:end-intensity="100%" draw:angle="0" draw:border="0%"/>
    <draw:gradient draw:name="Gradient_20_7" draw:display-name="Gradient 7" draw:style="linear" draw:start-color="#a1c3c6" draw:end-color="#e2ecec" draw:start-intensity="100%" draw:end-intensity="100%" draw:angle="450" draw:border="0%"/>
    <draw:gradient draw:name="Gradient_20_8" draw:display-name="Gradient 8" draw:style="linear" draw:start-color="#a1c3c6" draw:end-color="#e2ecec" draw:start-intensity="100%" draw:end-intensity="100%" draw:angle="0" draw:border="0%"/>
    <draw:gradient draw:name="Gradient_20_9" draw:display-name="Gradient 9" draw:style="linear" draw:start-color="#bcbcbc" draw:end-color="#ededed" draw:start-intensity="100%" draw:end-intensity="100%" draw:angle="1800" draw:border="0%"/>
    <draw:marker draw:name="Arrow" svg:viewBox="0 0 20 30" svg:d="M10 0l-10 30h20z"/>
    <draw:stroke-dash draw:name="Dash_20_1" draw:display-name="Dash 1" draw:style="rect" draw:dots2="1" draw:dots2-length="0.264cm" draw:distance="0.08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2-background" style:display-name="Predeterminado 2-background" style:family="presentation">
      <style:graphic-properties draw:stroke="none" draw:fill="solid" draw:fill-color="#ffffff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2-outline2" style:display-name="Predeterminado 2-outline2" style:family="presentation" style:parent-style-name="Predeterminado_20_2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2-outline3" style:display-name="Predeterminado 2-outline3" style:family="presentation" style:parent-style-name="Predeterminado_20_2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2-outline4" style:display-name="Predeterminado 2-outline4" style:family="presentation" style:parent-style-name="Predeterminado_20_2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2-outline5" style:display-name="Predeterminado 2-outline5" style:family="presentation" style:parent-style-name="Predeterminado_20_2-outline4">
      <style:paragraph-properties fo:margin-top="0cm" fo:margin-bottom="0.1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top="0cm" fo:margin-bottom="0.1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top="0cm" fo:margin-bottom="0.1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top="0cm" fo:margin-bottom="0.1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top="0cm" fo:margin-bottom="0.1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3-background" style:display-name="Predeterminado 3-background" style:family="presentation">
      <style:graphic-properties draw:stroke="none" draw:fill="solid" draw:fill-color="#ffffff"/>
      <style:text-properties style:letter-kerning="true"/>
    </style:style>
    <style:style style:name="Predeterminado_20_3-backgroundobjects" style:display-name="Predeterminad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3-notes" style:display-name="Predeterminado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3-outline1" style:display-name="Predeterminado 3-outline1" style:family="presentation">
      <style:graphic-properties draw:stroke="none" draw:fill="none">
        <text:list-style style:name="Predeterminado_20_3-outline1" style:display-name="Predeterminado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3-outline2" style:display-name="Predeterminado 3-outline2" style:family="presentation" style:parent-style-name="Predeterminado_20_3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3-outline3" style:display-name="Predeterminado 3-outline3" style:family="presentation" style:parent-style-name="Predeterminado_20_3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3-outline4" style:display-name="Predeterminado 3-outline4" style:family="presentation" style:parent-style-name="Predeterminado_20_3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3-outline5" style:display-name="Predeterminado 3-outline5" style:family="presentation" style:parent-style-name="Predeterminado_20_3-outline4">
      <style:paragraph-properties fo:margin-top="0cm" fo:margin-bottom="0.1cm"/>
      <style:text-properties fo:font-size="20pt" style:font-size-asian="20pt" style:font-size-complex="20pt"/>
    </style:style>
    <style:style style:name="Predeterminado_20_3-outline6" style:display-name="Predeterminado 3-outline6" style:family="presentation" style:parent-style-name="Predeterminado_20_3-outline5">
      <style:paragraph-properties fo:margin-top="0cm" fo:margin-bottom="0.1cm"/>
      <style:text-properties fo:font-size="20pt" style:font-size-asian="20pt" style:font-size-complex="20pt"/>
    </style:style>
    <style:style style:name="Predeterminado_20_3-outline7" style:display-name="Predeterminado 3-outline7" style:family="presentation" style:parent-style-name="Predeterminado_20_3-outline6">
      <style:paragraph-properties fo:margin-top="0cm" fo:margin-bottom="0.1cm"/>
      <style:text-properties fo:font-size="20pt" style:font-size-asian="20pt" style:font-size-complex="20pt"/>
    </style:style>
    <style:style style:name="Predeterminado_20_3-outline8" style:display-name="Predeterminado 3-outline8" style:family="presentation" style:parent-style-name="Predeterminado_20_3-outline7">
      <style:paragraph-properties fo:margin-top="0cm" fo:margin-bottom="0.1cm"/>
      <style:text-properties fo:font-size="20pt" style:font-size-asian="20pt" style:font-size-complex="20pt"/>
    </style:style>
    <style:style style:name="Predeterminado_20_3-outline9" style:display-name="Predeterminado 3-outline9" style:family="presentation" style:parent-style-name="Predeterminado_20_3-outline8">
      <style:paragraph-properties fo:margin-top="0cm" fo:margin-bottom="0.1cm"/>
      <style:text-properties fo:font-size="20pt" style:font-size-asian="20pt" style:font-size-complex="20pt"/>
    </style:style>
    <style:style style:name="Predeterminado_20_3-subtitle" style:display-name="Predeterminado 3-subtitle" style:family="presentation">
      <style:graphic-properties draw:stroke="none" draw:fill="none" draw:textarea-vertical-align="middle">
        <text:list-style style:name="Predeterminado_20_3-subtitle" style:display-name="Predeterminado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3-title" style:display-name="Predeterminado 3-title" style:family="presentation">
      <style:graphic-properties draw:stroke="none" draw:fill="none" draw:textarea-vertical-align="middle">
        <text:list-style style:name="Predeterminado_20_3-title" style:display-name="Predeterminado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4-background" style:display-name="Predeterminado 4-background" style:family="presentation">
      <style:graphic-properties draw:stroke="none" draw:fill="solid" draw:fill-color="#ffffff"/>
      <style:text-properties style:letter-kerning="true"/>
    </style:style>
    <style:style style:name="Predeterminado_20_4-backgroundobjects" style:display-name="Predeterminad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4-notes" style:display-name="Predeterminado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4-outline1" style:display-name="Predeterminado 4-outline1" style:family="presentation">
      <style:graphic-properties draw:stroke="none" draw:fill="none">
        <text:list-style style:name="Predeterminado_20_4-outline1" style:display-name="Predeterminado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4-outline2" style:display-name="Predeterminado 4-outline2" style:family="presentation" style:parent-style-name="Predeterminado_20_4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4-outline3" style:display-name="Predeterminado 4-outline3" style:family="presentation" style:parent-style-name="Predeterminado_20_4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4-outline4" style:display-name="Predeterminado 4-outline4" style:family="presentation" style:parent-style-name="Predeterminado_20_4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4-outline5" style:display-name="Predeterminado 4-outline5" style:family="presentation" style:parent-style-name="Predeterminado_20_4-outline4">
      <style:paragraph-properties fo:margin-top="0cm" fo:margin-bottom="0.1cm"/>
      <style:text-properties fo:font-size="20pt" style:font-size-asian="20pt" style:font-size-complex="20pt"/>
    </style:style>
    <style:style style:name="Predeterminado_20_4-outline6" style:display-name="Predeterminado 4-outline6" style:family="presentation" style:parent-style-name="Predeterminado_20_4-outline5">
      <style:paragraph-properties fo:margin-top="0cm" fo:margin-bottom="0.1cm"/>
      <style:text-properties fo:font-size="20pt" style:font-size-asian="20pt" style:font-size-complex="20pt"/>
    </style:style>
    <style:style style:name="Predeterminado_20_4-outline7" style:display-name="Predeterminado 4-outline7" style:family="presentation" style:parent-style-name="Predeterminado_20_4-outline6">
      <style:paragraph-properties fo:margin-top="0cm" fo:margin-bottom="0.1cm"/>
      <style:text-properties fo:font-size="20pt" style:font-size-asian="20pt" style:font-size-complex="20pt"/>
    </style:style>
    <style:style style:name="Predeterminado_20_4-outline8" style:display-name="Predeterminado 4-outline8" style:family="presentation" style:parent-style-name="Predeterminado_20_4-outline7">
      <style:paragraph-properties fo:margin-top="0cm" fo:margin-bottom="0.1cm"/>
      <style:text-properties fo:font-size="20pt" style:font-size-asian="20pt" style:font-size-complex="20pt"/>
    </style:style>
    <style:style style:name="Predeterminado_20_4-outline9" style:display-name="Predeterminado 4-outline9" style:family="presentation" style:parent-style-name="Predeterminado_20_4-outline8">
      <style:paragraph-properties fo:margin-top="0cm" fo:margin-bottom="0.1cm"/>
      <style:text-properties fo:font-size="20pt" style:font-size-asian="20pt" style:font-size-complex="20pt"/>
    </style:style>
    <style:style style:name="Predeterminado_20_4-subtitle" style:display-name="Predeterminado 4-subtitle" style:family="presentation">
      <style:graphic-properties draw:stroke="none" draw:fill="none" draw:textarea-vertical-align="middle">
        <text:list-style style:name="Predeterminado_20_4-subtitle" style:display-name="Predeterminado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4-title" style:display-name="Predeterminado 4-title" style:family="presentation">
      <style:graphic-properties draw:stroke="none" draw:fill="none" draw:textarea-vertical-align="middle">
        <text:list-style style:name="Predeterminado_20_4-title" style:display-name="Predeterminado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5-background" style:display-name="Predeterminado 5-background" style:family="presentation">
      <style:graphic-properties draw:stroke="none" draw:fill="solid" draw:fill-color="#ffffff"/>
      <style:text-properties style:letter-kerning="true"/>
    </style:style>
    <style:style style:name="Predeterminado_20_5-backgroundobjects" style:display-name="Predeterminad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5-notes" style:display-name="Predeterminado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5-outline1" style:display-name="Predeterminado 5-outline1" style:family="presentation">
      <style:graphic-properties draw:stroke="none" draw:fill="none">
        <text:list-style style:name="Predeterminado_20_5-outline1" style:display-name="Predeterminado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5-outline2" style:display-name="Predeterminado 5-outline2" style:family="presentation" style:parent-style-name="Predeterminado_20_5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5-outline3" style:display-name="Predeterminado 5-outline3" style:family="presentation" style:parent-style-name="Predeterminado_20_5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5-outline4" style:display-name="Predeterminado 5-outline4" style:family="presentation" style:parent-style-name="Predeterminado_20_5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5-outline5" style:display-name="Predeterminado 5-outline5" style:family="presentation" style:parent-style-name="Predeterminado_20_5-outline4">
      <style:paragraph-properties fo:margin-top="0cm" fo:margin-bottom="0.1cm"/>
      <style:text-properties fo:font-size="20pt" style:font-size-asian="20pt" style:font-size-complex="20pt"/>
    </style:style>
    <style:style style:name="Predeterminado_20_5-outline6" style:display-name="Predeterminado 5-outline6" style:family="presentation" style:parent-style-name="Predeterminado_20_5-outline5">
      <style:paragraph-properties fo:margin-top="0cm" fo:margin-bottom="0.1cm"/>
      <style:text-properties fo:font-size="20pt" style:font-size-asian="20pt" style:font-size-complex="20pt"/>
    </style:style>
    <style:style style:name="Predeterminado_20_5-outline7" style:display-name="Predeterminado 5-outline7" style:family="presentation" style:parent-style-name="Predeterminado_20_5-outline6">
      <style:paragraph-properties fo:margin-top="0cm" fo:margin-bottom="0.1cm"/>
      <style:text-properties fo:font-size="20pt" style:font-size-asian="20pt" style:font-size-complex="20pt"/>
    </style:style>
    <style:style style:name="Predeterminado_20_5-outline8" style:display-name="Predeterminado 5-outline8" style:family="presentation" style:parent-style-name="Predeterminado_20_5-outline7">
      <style:paragraph-properties fo:margin-top="0cm" fo:margin-bottom="0.1cm"/>
      <style:text-properties fo:font-size="20pt" style:font-size-asian="20pt" style:font-size-complex="20pt"/>
    </style:style>
    <style:style style:name="Predeterminado_20_5-outline9" style:display-name="Predeterminado 5-outline9" style:family="presentation" style:parent-style-name="Predeterminado_20_5-outline8">
      <style:paragraph-properties fo:margin-top="0cm" fo:margin-bottom="0.1cm"/>
      <style:text-properties fo:font-size="20pt" style:font-size-asian="20pt" style:font-size-complex="20pt"/>
    </style:style>
    <style:style style:name="Predeterminado_20_5-subtitle" style:display-name="Predeterminado 5-subtitle" style:family="presentation">
      <style:graphic-properties draw:stroke="none" draw:fill="none" draw:textarea-vertical-align="middle">
        <text:list-style style:name="Predeterminado_20_5-subtitle" style:display-name="Predeterminado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5-title" style:display-name="Predeterminado 5-title" style:family="presentation">
      <style:graphic-properties draw:stroke="none" draw:fill="none" draw:textarea-vertical-align="middle">
        <text:list-style style:name="Predeterminado_20_5-title" style:display-name="Predeterminado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6-background" style:display-name="Predeterminado 6-background" style:family="presentation">
      <style:graphic-properties draw:stroke="none" draw:fill="solid" draw:fill-color="#ffffff"/>
      <style:text-properties style:letter-kerning="true"/>
    </style:style>
    <style:style style:name="Predeterminado_20_6-backgroundobjects" style:display-name="Predeterminad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6-notes" style:display-name="Predeterminado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6-outline1" style:display-name="Predeterminado 6-outline1" style:family="presentation">
      <style:graphic-properties draw:stroke="none" draw:fill="none">
        <text:list-style style:name="Predeterminado_20_6-outline1" style:display-name="Predeterminado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6-outline2" style:display-name="Predeterminado 6-outline2" style:family="presentation" style:parent-style-name="Predeterminado_20_6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6-outline3" style:display-name="Predeterminado 6-outline3" style:family="presentation" style:parent-style-name="Predeterminado_20_6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6-outline4" style:display-name="Predeterminado 6-outline4" style:family="presentation" style:parent-style-name="Predeterminado_20_6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6-outline5" style:display-name="Predeterminado 6-outline5" style:family="presentation" style:parent-style-name="Predeterminado_20_6-outline4">
      <style:paragraph-properties fo:margin-top="0cm" fo:margin-bottom="0.1cm"/>
      <style:text-properties fo:font-size="20pt" style:font-size-asian="20pt" style:font-size-complex="20pt"/>
    </style:style>
    <style:style style:name="Predeterminado_20_6-outline6" style:display-name="Predeterminado 6-outline6" style:family="presentation" style:parent-style-name="Predeterminado_20_6-outline5">
      <style:paragraph-properties fo:margin-top="0cm" fo:margin-bottom="0.1cm"/>
      <style:text-properties fo:font-size="20pt" style:font-size-asian="20pt" style:font-size-complex="20pt"/>
    </style:style>
    <style:style style:name="Predeterminado_20_6-outline7" style:display-name="Predeterminado 6-outline7" style:family="presentation" style:parent-style-name="Predeterminado_20_6-outline6">
      <style:paragraph-properties fo:margin-top="0cm" fo:margin-bottom="0.1cm"/>
      <style:text-properties fo:font-size="20pt" style:font-size-asian="20pt" style:font-size-complex="20pt"/>
    </style:style>
    <style:style style:name="Predeterminado_20_6-outline8" style:display-name="Predeterminado 6-outline8" style:family="presentation" style:parent-style-name="Predeterminado_20_6-outline7">
      <style:paragraph-properties fo:margin-top="0cm" fo:margin-bottom="0.1cm"/>
      <style:text-properties fo:font-size="20pt" style:font-size-asian="20pt" style:font-size-complex="20pt"/>
    </style:style>
    <style:style style:name="Predeterminado_20_6-outline9" style:display-name="Predeterminado 6-outline9" style:family="presentation" style:parent-style-name="Predeterminado_20_6-outline8">
      <style:paragraph-properties fo:margin-top="0cm" fo:margin-bottom="0.1cm"/>
      <style:text-properties fo:font-size="20pt" style:font-size-asian="20pt" style:font-size-complex="20pt"/>
    </style:style>
    <style:style style:name="Predeterminado_20_6-subtitle" style:display-name="Predeterminado 6-subtitle" style:family="presentation">
      <style:graphic-properties draw:stroke="none" draw:fill="none" draw:textarea-vertical-align="middle">
        <text:list-style style:name="Predeterminado_20_6-subtitle" style:display-name="Predeterminado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6-title" style:display-name="Predeterminado 6-title" style:family="presentation">
      <style:graphic-properties draw:stroke="none" draw:fill="none" draw:textarea-vertical-align="middle">
        <text:list-style style:name="Predeterminado_20_6-title" style:display-name="Predeterminado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7-background" style:display-name="Predeterminado 7-background" style:family="presentation">
      <style:graphic-properties draw:stroke="none" draw:fill="solid" draw:fill-color="#ffffff"/>
      <style:text-properties style:letter-kerning="true"/>
    </style:style>
    <style:style style:name="Predeterminado_20_7-backgroundobjects" style:display-name="Predeterminad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7-notes" style:display-name="Predeterminado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7-outline1" style:display-name="Predeterminado 7-outline1" style:family="presentation">
      <style:graphic-properties draw:stroke="none" draw:fill="none">
        <text:list-style style:name="Predeterminado_20_7-outline1" style:display-name="Predeterminado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7-outline2" style:display-name="Predeterminado 7-outline2" style:family="presentation" style:parent-style-name="Predeterminado_20_7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7-outline3" style:display-name="Predeterminado 7-outline3" style:family="presentation" style:parent-style-name="Predeterminado_20_7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7-outline4" style:display-name="Predeterminado 7-outline4" style:family="presentation" style:parent-style-name="Predeterminado_20_7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7-outline5" style:display-name="Predeterminado 7-outline5" style:family="presentation" style:parent-style-name="Predeterminado_20_7-outline4">
      <style:paragraph-properties fo:margin-top="0cm" fo:margin-bottom="0.1cm"/>
      <style:text-properties fo:font-size="20pt" style:font-size-asian="20pt" style:font-size-complex="20pt"/>
    </style:style>
    <style:style style:name="Predeterminado_20_7-outline6" style:display-name="Predeterminado 7-outline6" style:family="presentation" style:parent-style-name="Predeterminado_20_7-outline5">
      <style:paragraph-properties fo:margin-top="0cm" fo:margin-bottom="0.1cm"/>
      <style:text-properties fo:font-size="20pt" style:font-size-asian="20pt" style:font-size-complex="20pt"/>
    </style:style>
    <style:style style:name="Predeterminado_20_7-outline7" style:display-name="Predeterminado 7-outline7" style:family="presentation" style:parent-style-name="Predeterminado_20_7-outline6">
      <style:paragraph-properties fo:margin-top="0cm" fo:margin-bottom="0.1cm"/>
      <style:text-properties fo:font-size="20pt" style:font-size-asian="20pt" style:font-size-complex="20pt"/>
    </style:style>
    <style:style style:name="Predeterminado_20_7-outline8" style:display-name="Predeterminado 7-outline8" style:family="presentation" style:parent-style-name="Predeterminado_20_7-outline7">
      <style:paragraph-properties fo:margin-top="0cm" fo:margin-bottom="0.1cm"/>
      <style:text-properties fo:font-size="20pt" style:font-size-asian="20pt" style:font-size-complex="20pt"/>
    </style:style>
    <style:style style:name="Predeterminado_20_7-outline9" style:display-name="Predeterminado 7-outline9" style:family="presentation" style:parent-style-name="Predeterminado_20_7-outline8">
      <style:paragraph-properties fo:margin-top="0cm" fo:margin-bottom="0.1cm"/>
      <style:text-properties fo:font-size="20pt" style:font-size-asian="20pt" style:font-size-complex="20pt"/>
    </style:style>
    <style:style style:name="Predeterminado_20_7-subtitle" style:display-name="Predeterminado 7-subtitle" style:family="presentation">
      <style:graphic-properties draw:stroke="none" draw:fill="none" draw:textarea-vertical-align="middle">
        <text:list-style style:name="Predeterminado_20_7-subtitle" style:display-name="Predeterminado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7-title" style:display-name="Predeterminado 7-title" style:family="presentation">
      <style:graphic-properties draw:stroke="none" draw:fill="none" draw:textarea-vertical-align="middle">
        <text:list-style style:name="Predeterminado_20_7-title" style:display-name="Predeterminado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8-background" style:display-name="Predeterminado 8-background" style:family="presentation">
      <style:graphic-properties draw:stroke="none" draw:fill="solid" draw:fill-color="#ffffff"/>
      <style:text-properties style:letter-kerning="true"/>
    </style:style>
    <style:style style:name="Predeterminado_20_8-backgroundobjects" style:display-name="Predeterminad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8-notes" style:display-name="Predeterminado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8-outline1" style:display-name="Predeterminado 8-outline1" style:family="presentation">
      <style:graphic-properties draw:stroke="none" draw:fill="none">
        <text:list-style style:name="Predeterminado_20_8-outline1" style:display-name="Predeterminado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8-outline2" style:display-name="Predeterminado 8-outline2" style:family="presentation" style:parent-style-name="Predeterminado_20_8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8-outline3" style:display-name="Predeterminado 8-outline3" style:family="presentation" style:parent-style-name="Predeterminado_20_8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8-outline4" style:display-name="Predeterminado 8-outline4" style:family="presentation" style:parent-style-name="Predeterminado_20_8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8-outline5" style:display-name="Predeterminado 8-outline5" style:family="presentation" style:parent-style-name="Predeterminado_20_8-outline4">
      <style:paragraph-properties fo:margin-top="0cm" fo:margin-bottom="0.1cm"/>
      <style:text-properties fo:font-size="20pt" style:font-size-asian="20pt" style:font-size-complex="20pt"/>
    </style:style>
    <style:style style:name="Predeterminado_20_8-outline6" style:display-name="Predeterminado 8-outline6" style:family="presentation" style:parent-style-name="Predeterminado_20_8-outline5">
      <style:paragraph-properties fo:margin-top="0cm" fo:margin-bottom="0.1cm"/>
      <style:text-properties fo:font-size="20pt" style:font-size-asian="20pt" style:font-size-complex="20pt"/>
    </style:style>
    <style:style style:name="Predeterminado_20_8-outline7" style:display-name="Predeterminado 8-outline7" style:family="presentation" style:parent-style-name="Predeterminado_20_8-outline6">
      <style:paragraph-properties fo:margin-top="0cm" fo:margin-bottom="0.1cm"/>
      <style:text-properties fo:font-size="20pt" style:font-size-asian="20pt" style:font-size-complex="20pt"/>
    </style:style>
    <style:style style:name="Predeterminado_20_8-outline8" style:display-name="Predeterminado 8-outline8" style:family="presentation" style:parent-style-name="Predeterminado_20_8-outline7">
      <style:paragraph-properties fo:margin-top="0cm" fo:margin-bottom="0.1cm"/>
      <style:text-properties fo:font-size="20pt" style:font-size-asian="20pt" style:font-size-complex="20pt"/>
    </style:style>
    <style:style style:name="Predeterminado_20_8-outline9" style:display-name="Predeterminado 8-outline9" style:family="presentation" style:parent-style-name="Predeterminado_20_8-outline8">
      <style:paragraph-properties fo:margin-top="0cm" fo:margin-bottom="0.1cm"/>
      <style:text-properties fo:font-size="20pt" style:font-size-asian="20pt" style:font-size-complex="20pt"/>
    </style:style>
    <style:style style:name="Predeterminado_20_8-subtitle" style:display-name="Predeterminado 8-subtitle" style:family="presentation">
      <style:graphic-properties draw:stroke="none" draw:fill="none" draw:textarea-vertical-align="middle">
        <text:list-style style:name="Predeterminado_20_8-subtitle" style:display-name="Predeterminado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8-title" style:display-name="Predeterminado 8-title" style:family="presentation">
      <style:graphic-properties draw:stroke="none" draw:fill="none" draw:textarea-vertical-align="middle">
        <text:list-style style:name="Predeterminado_20_8-title" style:display-name="Predeterminado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9-background" style:display-name="Predeterminado 9-background" style:family="presentation">
      <style:graphic-properties draw:stroke="none" draw:fill="solid" draw:fill-color="#ffffff"/>
      <style:text-properties style:letter-kerning="true"/>
    </style:style>
    <style:style style:name="Predeterminado_20_9-backgroundobjects" style:display-name="Predeterminad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9-notes" style:display-name="Predeterminado 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9-outline1" style:display-name="Predeterminado 9-outline1" style:family="presentation">
      <style:graphic-properties draw:stroke="none" draw:fill="none">
        <text:list-style style:name="Predeterminado_20_9-outline1" style:display-name="Predeterminado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9-outline2" style:display-name="Predeterminado 9-outline2" style:family="presentation" style:parent-style-name="Predeterminado_20_9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9-outline3" style:display-name="Predeterminado 9-outline3" style:family="presentation" style:parent-style-name="Predeterminado_20_9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9-outline4" style:display-name="Predeterminado 9-outline4" style:family="presentation" style:parent-style-name="Predeterminado_20_9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9-outline5" style:display-name="Predeterminado 9-outline5" style:family="presentation" style:parent-style-name="Predeterminado_20_9-outline4">
      <style:paragraph-properties fo:margin-top="0cm" fo:margin-bottom="0.1cm"/>
      <style:text-properties fo:font-size="20pt" style:font-size-asian="20pt" style:font-size-complex="20pt"/>
    </style:style>
    <style:style style:name="Predeterminado_20_9-outline6" style:display-name="Predeterminado 9-outline6" style:family="presentation" style:parent-style-name="Predeterminado_20_9-outline5">
      <style:paragraph-properties fo:margin-top="0cm" fo:margin-bottom="0.1cm"/>
      <style:text-properties fo:font-size="20pt" style:font-size-asian="20pt" style:font-size-complex="20pt"/>
    </style:style>
    <style:style style:name="Predeterminado_20_9-outline7" style:display-name="Predeterminado 9-outline7" style:family="presentation" style:parent-style-name="Predeterminado_20_9-outline6">
      <style:paragraph-properties fo:margin-top="0cm" fo:margin-bottom="0.1cm"/>
      <style:text-properties fo:font-size="20pt" style:font-size-asian="20pt" style:font-size-complex="20pt"/>
    </style:style>
    <style:style style:name="Predeterminado_20_9-outline8" style:display-name="Predeterminado 9-outline8" style:family="presentation" style:parent-style-name="Predeterminado_20_9-outline7">
      <style:paragraph-properties fo:margin-top="0cm" fo:margin-bottom="0.1cm"/>
      <style:text-properties fo:font-size="20pt" style:font-size-asian="20pt" style:font-size-complex="20pt"/>
    </style:style>
    <style:style style:name="Predeterminado_20_9-outline9" style:display-name="Predeterminado 9-outline9" style:family="presentation" style:parent-style-name="Predeterminado_20_9-outline8">
      <style:paragraph-properties fo:margin-top="0cm" fo:margin-bottom="0.1cm"/>
      <style:text-properties fo:font-size="20pt" style:font-size-asian="20pt" style:font-size-complex="20pt"/>
    </style:style>
    <style:style style:name="Predeterminado_20_9-subtitle" style:display-name="Predeterminado 9-subtitle" style:family="presentation">
      <style:graphic-properties draw:stroke="none" draw:fill="none" draw:textarea-vertical-align="middle">
        <text:list-style style:name="Predeterminado_20_9-subtitle" style:display-name="Predeterminado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9-title" style:display-name="Predeterminado 9-title" style:family="presentation">
      <style:graphic-properties draw:stroke="none" draw:fill="none" draw:textarea-vertical-align="middle">
        <text:list-style style:name="Predeterminado_20_9-title" style:display-name="Predeterminado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0-background" style:display-name="Predeterminado 10-background" style:family="presentation">
      <style:graphic-properties draw:stroke="none" draw:fill="solid" draw:fill-color="#ffffff"/>
      <style:text-properties style:letter-kerning="true"/>
    </style:style>
    <style:style style:name="Predeterminado_20_10-backgroundobjects" style:display-name="Predeterminad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0-notes" style:display-name="Predeterminado 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0-outline1" style:display-name="Predeterminado 10-outline1" style:family="presentation">
      <style:graphic-properties draw:stroke="none" draw:fill="none">
        <text:list-style style:name="Predeterminado_20_10-outline1" style:display-name="Predeterminado 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s" style:country-asian="ES" style:font-style-asian="normal" style:font-weight-asian="norm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0-outline2" style:display-name="Predeterminado 10-outline2" style:family="presentation" style:parent-style-name="Predeterminado_20_10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10-outline3" style:display-name="Predeterminado 10-outline3" style:family="presentation" style:parent-style-name="Predeterminado_20_10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0-outline4" style:display-name="Predeterminado 10-outline4" style:family="presentation" style:parent-style-name="Predeterminado_20_10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0-outline5" style:display-name="Predeterminado 10-outline5" style:family="presentation" style:parent-style-name="Predeterminado_20_10-outline4">
      <style:paragraph-properties fo:margin-top="0cm" fo:margin-bottom="0.1cm"/>
      <style:text-properties fo:font-size="20pt" style:font-size-asian="20pt" style:font-size-complex="20pt"/>
    </style:style>
    <style:style style:name="Predeterminado_20_10-outline6" style:display-name="Predeterminado 10-outline6" style:family="presentation" style:parent-style-name="Predeterminado_20_10-outline5">
      <style:paragraph-properties fo:margin-top="0cm" fo:margin-bottom="0.1cm"/>
      <style:text-properties fo:font-size="20pt" style:font-size-asian="20pt" style:font-size-complex="20pt"/>
    </style:style>
    <style:style style:name="Predeterminado_20_10-outline7" style:display-name="Predeterminado 10-outline7" style:family="presentation" style:parent-style-name="Predeterminado_20_10-outline6">
      <style:paragraph-properties fo:margin-top="0cm" fo:margin-bottom="0.1cm"/>
      <style:text-properties fo:font-size="20pt" style:font-size-asian="20pt" style:font-size-complex="20pt"/>
    </style:style>
    <style:style style:name="Predeterminado_20_10-outline8" style:display-name="Predeterminado 10-outline8" style:family="presentation" style:parent-style-name="Predeterminado_20_10-outline7">
      <style:paragraph-properties fo:margin-top="0cm" fo:margin-bottom="0.1cm"/>
      <style:text-properties fo:font-size="20pt" style:font-size-asian="20pt" style:font-size-complex="20pt"/>
    </style:style>
    <style:style style:name="Predeterminado_20_10-outline9" style:display-name="Predeterminado 10-outline9" style:family="presentation" style:parent-style-name="Predeterminado_20_10-outline8">
      <style:paragraph-properties fo:margin-top="0cm" fo:margin-bottom="0.1cm"/>
      <style:text-properties fo:font-size="20pt" style:font-size-asian="20pt" style:font-size-complex="20pt"/>
    </style:style>
    <style:style style:name="Predeterminado_20_10-subtitle" style:display-name="Predeterminado 10-subtitle" style:family="presentation">
      <style:graphic-properties draw:stroke="none" draw:fill="none" draw:textarea-vertical-align="middle">
        <text:list-style style:name="Predeterminado_20_10-subtitle" style:display-name="Predeterminado 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0-title" style:display-name="Predeterminado 10-title" style:family="presentation">
      <style:graphic-properties draw:stroke="none" draw:fill="none" draw:textarea-vertical-align="middle">
        <text:list-style style:name="Predeterminado_20_10-title" style:display-name="Predeterminado 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378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Predeterminado_20_2-backgroundobjects">
      <style:graphic-properties draw:stroke="none" draw:fill="none" draw:fill-color="#ffffff" draw:auto-grow-height="false" fo:min-height="1.378cm"/>
    </style:style>
    <style:style style:name="Mpr9" style:family="presentation" style:parent-style-name="Predeterminado_20_2-backgroundobjects">
      <style:graphic-properties draw:stroke="none" draw:fill="none" draw:fill-color="#ffffff" draw:textarea-vertical-align="bottom" draw:auto-grow-height="false" fo:min-height="1.378cm"/>
    </style:style>
    <style:style style:name="Mpr10" style:family="presentation" style:parent-style-name="Predeterminado_20_3-backgroundobjects">
      <style:graphic-properties draw:stroke="none" draw:fill="none" draw:fill-color="#ffffff" draw:auto-grow-height="false" fo:min-height="1.378cm"/>
    </style:style>
    <style:style style:name="Mpr11" style:family="presentation" style:parent-style-name="Predeterminado_20_3-backgroundobjects">
      <style:graphic-properties draw:stroke="none" draw:fill="none" draw:fill-color="#ffffff" draw:textarea-vertical-align="bottom" draw:auto-grow-height="false" fo:min-height="1.378cm"/>
    </style:style>
    <style:style style:name="Mpr12" style:family="presentation" style:parent-style-name="Predeterminado_20_4-backgroundobjects">
      <style:graphic-properties draw:stroke="none" draw:fill="none" draw:fill-color="#ffffff" draw:auto-grow-height="false" fo:min-height="1.378cm"/>
    </style:style>
    <style:style style:name="Mpr13" style:family="presentation" style:parent-style-name="Predeterminado_20_4-backgroundobjects">
      <style:graphic-properties draw:stroke="none" draw:fill="none" draw:fill-color="#ffffff" draw:textarea-vertical-align="bottom" draw:auto-grow-height="false" fo:min-height="1.378cm"/>
    </style:style>
    <style:style style:name="Mpr14" style:family="presentation" style:parent-style-name="Predeterminado_20_5-backgroundobjects">
      <style:graphic-properties draw:stroke="none" draw:fill="none" draw:fill-color="#ffffff" draw:auto-grow-height="false" fo:min-height="1.378cm"/>
    </style:style>
    <style:style style:name="Mpr15" style:family="presentation" style:parent-style-name="Predeterminado_20_5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Predeterminado_20_6-backgroundobjects">
      <style:graphic-properties draw:stroke="none" draw:fill="none" draw:fill-color="#ffffff" draw:auto-grow-height="false" fo:min-height="1.378cm"/>
    </style:style>
    <style:style style:name="Mpr17" style:family="presentation" style:parent-style-name="Predeterminado_20_6-backgroundobjects">
      <style:graphic-properties draw:stroke="none" draw:fill="none" draw:fill-color="#ffffff" draw:textarea-vertical-align="bottom" draw:auto-grow-height="false" fo:min-height="1.378cm"/>
    </style:style>
    <style:style style:name="Mpr18" style:family="presentation" style:parent-style-name="Predeterminado_20_7-backgroundobjects">
      <style:graphic-properties draw:stroke="none" draw:fill="none" draw:fill-color="#ffffff" draw:auto-grow-height="false" fo:min-height="1.378cm"/>
    </style:style>
    <style:style style:name="Mpr19" style:family="presentation" style:parent-style-name="Predeterminado_20_7-backgroundobjects">
      <style:graphic-properties draw:stroke="none" draw:fill="none" draw:fill-color="#ffffff" draw:textarea-vertical-align="bottom" draw:auto-grow-height="false" fo:min-height="1.378cm"/>
    </style:style>
    <style:style style:name="Mpr20" style:family="presentation" style:parent-style-name="Predeterminado_20_8-backgroundobjects">
      <style:graphic-properties draw:stroke="none" draw:fill="none" draw:fill-color="#ffffff" draw:auto-grow-height="false" fo:min-height="1.378cm"/>
    </style:style>
    <style:style style:name="Mpr21" style:family="presentation" style:parent-style-name="Predeterminado_20_8-backgroundobjects">
      <style:graphic-properties draw:stroke="none" draw:fill="none" draw:fill-color="#ffffff" draw:textarea-vertical-align="bottom" draw:auto-grow-height="false" fo:min-height="1.378cm"/>
    </style:style>
    <style:style style:name="Mpr22" style:family="presentation" style:parent-style-name="Predeterminado_20_9-backgroundobjects">
      <style:graphic-properties draw:stroke="none" draw:fill="none" draw:fill-color="#ffffff" draw:auto-grow-height="false" fo:min-height="1.378cm"/>
    </style:style>
    <style:style style:name="Mpr23" style:family="presentation" style:parent-style-name="Predeterminado_20_9-backgroundobjects">
      <style:graphic-properties draw:stroke="none" draw:fill="none" draw:fill-color="#ffffff" draw:textarea-vertical-align="bottom" draw:auto-grow-height="false" fo:min-height="1.378cm"/>
    </style:style>
    <style:style style:name="Mpr24" style:family="presentation" style:parent-style-name="Predeterminado_20_10-backgroundobjects">
      <style:graphic-properties draw:stroke="none" draw:fill="none" draw:fill-color="#ffffff" draw:auto-grow-height="false" fo:min-height="1.378cm"/>
    </style:style>
    <style:style style:name="Mpr25" style:family="presentation" style:parent-style-name="Predeterminado_20_10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Título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Pulse para editar el formato del texto de títuloClic para editar título</text:span></text:p>
        </draw:text-box>
      </draw:frame>
      <draw:frame draw:name="Marcador de fecha 3" presentation:style-name="Mpr2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3"><text:date style:data-style-name="D1" text:date-value="2017-03-04">4/03/17</text:date></text:span></text:p>
        </draw:text-box>
      </draw:frame>
      <draw:frame draw:name="Marcador de pie de página 4" presentation:style-name="Mpr2" draw:text-style-name="MP7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Predeterminado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Marcador de fecha 1" presentation:style-name="Mpr5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3"><text:date style:data-style-name="D1" text:date-value="2017-03-04">4/03/17</text:date></text:span></text:p>
        </draw:text-box>
      </draw:frame>
      <draw:frame draw:name="Marcador de pie de página 2" presentation:style-name="Mpr5" draw:text-style-name="MP7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Marcador de número de diapositiva 3" presentation:style-name="Mpr5" draw:text-style-name="MP8" draw:layer="backgroundobjects" svg:width="5.926cm" svg:height="0.76cm" svg:x="18.203cm" svg:y="13.242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Predeterminado_20_1-title" draw:layer="backgroundobjects" svg:width="22.859cm" svg:height="2.385cm" svg:x="1.27cm" svg:y="0.57cm" presentation:class="title" presentation:placeholder="true">
        <draw:text-box/>
      </draw:frame>
      <draw:frame presentation:style-name="Predeterminado_20_1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1-title" draw:layer="backgroundobjects" svg:width="18.382cm" svg:height="10.34cm" svg:x="0.249cm" svg:y="2.095cm" presentation:class="page"/>
        <draw:frame presentation:style-name="Predeterminado_20_1-notes" draw:layer="backgroundobjects" svg:width="15.104cm" svg:height="12.409cm" svg:x="1.888cm" svg:y="13.099cm" presentation:class="notes" presentation:placeholder="true">
          <draw:text-box/>
        </draw:frame>
        <draw:frame presentation:style-name="Mpr6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2" style:display-name="Predeterminado 2" style:page-layout-name="PM1" draw:style-name="Mdp1">
      <draw:frame presentation:style-name="Predeterminado_20_2-title" draw:layer="backgroundobjects" svg:width="22.859cm" svg:height="2.385cm" svg:x="1.27cm" svg:y="0.57cm" presentation:class="title" presentation:placeholder="true">
        <draw:text-box/>
      </draw:frame>
      <draw:frame presentation:style-name="Predeterminado_20_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2-title" draw:layer="backgroundobjects" svg:width="18.382cm" svg:height="10.34cm" svg:x="0.249cm" svg:y="2.095cm" presentation:class="page"/>
        <draw:frame presentation:style-name="Predeterminado_20_2-notes" draw:layer="backgroundobjects" svg:width="15.104cm" svg:height="12.409cm" svg:x="1.888cm" svg:y="13.099cm" presentation:class="notes" presentation:placeholder="true">
          <draw:text-box/>
        </draw:frame>
        <draw:frame presentation:style-name="Mpr8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3" style:display-name="Predeterminado 3" style:page-layout-name="PM1" draw:style-name="Mdp1">
      <draw:frame presentation:style-name="Predeterminado_20_3-title" draw:layer="backgroundobjects" svg:width="22.859cm" svg:height="2.385cm" svg:x="1.27cm" svg:y="0.57cm" presentation:class="title" presentation:placeholder="true">
        <draw:text-box/>
      </draw:frame>
      <draw:frame presentation:style-name="Predeterminado_20_3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3-title" draw:layer="backgroundobjects" svg:width="18.382cm" svg:height="10.34cm" svg:x="0.249cm" svg:y="2.095cm" presentation:class="page"/>
        <draw:frame presentation:style-name="Predeterminado_20_3-notes" draw:layer="backgroundobjects" svg:width="15.104cm" svg:height="12.409cm" svg:x="1.888cm" svg:y="13.099cm" presentation:class="notes" presentation:placeholder="true">
          <draw:text-box/>
        </draw:frame>
        <draw:frame presentation:style-name="Mpr10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4" style:display-name="Predeterminado 4" style:page-layout-name="PM1" draw:style-name="Mdp1">
      <draw:frame presentation:style-name="Predeterminado_20_4-title" draw:layer="backgroundobjects" svg:width="22.859cm" svg:height="2.385cm" svg:x="1.27cm" svg:y="0.57cm" presentation:class="title" presentation:placeholder="true">
        <draw:text-box/>
      </draw:frame>
      <draw:frame presentation:style-name="Predeterminado_20_4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4-title" draw:layer="backgroundobjects" svg:width="18.382cm" svg:height="10.34cm" svg:x="0.249cm" svg:y="2.095cm" presentation:class="page"/>
        <draw:frame presentation:style-name="Predeterminado_20_4-notes" draw:layer="backgroundobjects" svg:width="15.104cm" svg:height="12.409cm" svg:x="1.888cm" svg:y="13.099cm" presentation:class="notes" presentation:placeholder="true">
          <draw:text-box/>
        </draw:frame>
        <draw:frame presentation:style-name="Mpr12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5" style:display-name="Predeterminado 5" style:page-layout-name="PM1" draw:style-name="Mdp1">
      <draw:frame presentation:style-name="Predeterminado_20_5-title" draw:layer="backgroundobjects" svg:width="22.859cm" svg:height="2.385cm" svg:x="1.27cm" svg:y="0.57cm" presentation:class="title" presentation:placeholder="true">
        <draw:text-box/>
      </draw:frame>
      <draw:frame presentation:style-name="Predeterminado_20_5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5-title" draw:layer="backgroundobjects" svg:width="18.382cm" svg:height="10.34cm" svg:x="0.249cm" svg:y="2.095cm" presentation:class="page"/>
        <draw:frame presentation:style-name="Predeterminado_20_5-notes" draw:layer="backgroundobjects" svg:width="15.104cm" svg:height="12.409cm" svg:x="1.888cm" svg:y="13.099cm" presentation:class="notes" presentation:placeholder="true">
          <draw:text-box/>
        </draw:frame>
        <draw:frame presentation:style-name="Mpr14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6" style:display-name="Predeterminado 6" style:page-layout-name="PM1" draw:style-name="Mdp1">
      <draw:frame presentation:style-name="Predeterminado_20_6-title" draw:layer="backgroundobjects" svg:width="22.859cm" svg:height="2.385cm" svg:x="1.27cm" svg:y="0.57cm" presentation:class="title" presentation:placeholder="true">
        <draw:text-box/>
      </draw:frame>
      <draw:frame presentation:style-name="Predeterminado_20_6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6-title" draw:layer="backgroundobjects" svg:width="18.382cm" svg:height="10.34cm" svg:x="0.249cm" svg:y="2.095cm" presentation:class="page"/>
        <draw:frame presentation:style-name="Predeterminado_20_6-notes" draw:layer="backgroundobjects" svg:width="15.104cm" svg:height="12.409cm" svg:x="1.888cm" svg:y="13.099cm" presentation:class="notes" presentation:placeholder="true">
          <draw:text-box/>
        </draw:frame>
        <draw:frame presentation:style-name="Mpr16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7" style:display-name="Predeterminado 7" style:page-layout-name="PM1" draw:style-name="Mdp1">
      <draw:frame presentation:style-name="Predeterminado_20_7-title" draw:layer="backgroundobjects" svg:width="22.859cm" svg:height="2.385cm" svg:x="1.27cm" svg:y="0.57cm" presentation:class="title" presentation:placeholder="true">
        <draw:text-box/>
      </draw:frame>
      <draw:frame presentation:style-name="Predeterminado_20_7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7-title" draw:layer="backgroundobjects" svg:width="18.382cm" svg:height="10.34cm" svg:x="0.249cm" svg:y="2.095cm" presentation:class="page"/>
        <draw:frame presentation:style-name="Predeterminado_20_7-notes" draw:layer="backgroundobjects" svg:width="15.104cm" svg:height="12.409cm" svg:x="1.888cm" svg:y="13.099cm" presentation:class="notes" presentation:placeholder="true">
          <draw:text-box/>
        </draw:frame>
        <draw:frame presentation:style-name="Mpr18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8" style:display-name="Predeterminado 8" style:page-layout-name="PM1" draw:style-name="Mdp1">
      <draw:frame presentation:style-name="Predeterminado_20_8-title" draw:layer="backgroundobjects" svg:width="22.859cm" svg:height="2.385cm" svg:x="1.27cm" svg:y="0.57cm" presentation:class="title" presentation:placeholder="true">
        <draw:text-box/>
      </draw:frame>
      <draw:frame presentation:style-name="Predeterminado_20_8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8-title" draw:layer="backgroundobjects" svg:width="18.382cm" svg:height="10.34cm" svg:x="0.249cm" svg:y="2.095cm" presentation:class="page"/>
        <draw:frame presentation:style-name="Predeterminado_20_8-notes" draw:layer="backgroundobjects" svg:width="15.104cm" svg:height="12.409cm" svg:x="1.888cm" svg:y="13.099cm" presentation:class="notes" presentation:placeholder="true">
          <draw:text-box/>
        </draw:frame>
        <draw:frame presentation:style-name="Mpr20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9" style:display-name="Predeterminado 9" style:page-layout-name="PM1" draw:style-name="Mdp1">
      <draw:frame presentation:style-name="Predeterminado_20_9-title" draw:layer="backgroundobjects" svg:width="22.859cm" svg:height="2.385cm" svg:x="1.27cm" svg:y="0.57cm" presentation:class="title" presentation:placeholder="true">
        <draw:text-box/>
      </draw:frame>
      <draw:frame presentation:style-name="Predeterminado_20_9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9-title" draw:layer="backgroundobjects" svg:width="18.382cm" svg:height="10.34cm" svg:x="0.249cm" svg:y="2.095cm" presentation:class="page"/>
        <draw:frame presentation:style-name="Predeterminado_20_9-notes" draw:layer="backgroundobjects" svg:width="15.104cm" svg:height="12.409cm" svg:x="1.888cm" svg:y="13.099cm" presentation:class="notes" presentation:placeholder="true">
          <draw:text-box/>
        </draw:frame>
        <draw:frame presentation:style-name="Mpr22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0" style:display-name="Predeterminado 10" style:page-layout-name="PM1" draw:style-name="Mdp1">
      <draw:frame presentation:style-name="Predeterminado_20_10-title" draw:layer="backgroundobjects" svg:width="22.859cm" svg:height="2.385cm" svg:x="1.27cm" svg:y="0.57cm" presentation:class="title" presentation:placeholder="true">
        <draw:text-box/>
      </draw:frame>
      <draw:frame presentation:style-name="Predeterminado_20_10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Predeterminado_20_10-title" draw:layer="backgroundobjects" svg:width="18.382cm" svg:height="10.34cm" svg:x="0.249cm" svg:y="2.095cm" presentation:class="page"/>
        <draw:frame presentation:style-name="Predeterminado_20_10-notes" draw:layer="backgroundobjects" svg:width="15.104cm" svg:height="12.409cm" svg:x="1.888cm" svg:y="13.099cm" presentation:class="notes" presentation:placeholder="true">
          <draw:text-box/>
        </draw:frame>
        <draw:frame presentation:style-name="Mpr24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193cm" svg:height="1.377cm" svg:x="10.688cm" svg:y="26.2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7-03-04T00:09:31.46</dc:date>
    <meta:editing-duration>PT5H31M5S</meta:editing-duration>
    <meta:editing-cycles>51</meta:editing-cycles>
    <meta:document-statistic meta:object-count="107"/>
  </office:meta>
</office:document-meta>
</file>